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74d7" officeooo:paragraph-rsid="000274d7" style:font-weight-asian="bold" style:font-weight-complex="bold"/>
    </style:style>
    <style:style style:name="P2" style:family="paragraph" style:parent-style-name="Standard">
      <style:text-properties fo:font-weight="bold" officeooo:rsid="000b554f" officeooo:paragraph-rsid="000b554f" style:font-weight-asian="bold" style:font-weight-complex="bold"/>
    </style:style>
    <style:style style:name="P3" style:family="paragraph" style:parent-style-name="Standard">
      <style:text-properties fo:font-weight="bold" officeooo:rsid="000dd4c3" officeooo:paragraph-rsid="000dd4c3" style:font-weight-asian="bold" style:font-weight-complex="bold"/>
    </style:style>
    <style:style style:name="P4" style:family="paragraph" style:parent-style-name="Standard">
      <style:text-properties fo:font-weight="bold" officeooo:rsid="00130380" officeooo:paragraph-rsid="00130380" style:font-weight-asian="bold" style:font-weight-complex="bold"/>
    </style:style>
    <style:style style:name="P5" style:family="paragraph" style:parent-style-name="Standard">
      <style:text-properties fo:font-weight="bold" officeooo:rsid="00186c4c" officeooo:paragraph-rsid="00186c4c" style:font-weight-asian="bold" style:font-weight-complex="bold"/>
    </style:style>
    <style:style style:name="P6" style:family="paragraph" style:parent-style-name="Standard">
      <style:text-properties fo:font-weight="bold" officeooo:rsid="001bd0d4" officeooo:paragraph-rsid="001bd0d4" style:font-weight-asian="bold" style:font-weight-complex="bold"/>
    </style:style>
    <style:style style:name="P7" style:family="paragraph" style:parent-style-name="Standard">
      <style:text-properties fo:font-weight="bold" officeooo:rsid="002f1c80" officeooo:paragraph-rsid="002f1c80" style:font-weight-asian="bold" style:font-weight-complex="bold"/>
    </style:style>
    <style:style style:name="P8" style:family="paragraph" style:parent-style-name="Standard">
      <style:text-properties fo:font-weight="normal" officeooo:rsid="00044950" officeooo:paragraph-rsid="00044950" style:font-weight-asian="normal" style:font-weight-complex="normal"/>
    </style:style>
    <style:style style:name="P9" style:family="paragraph" style:parent-style-name="Standard">
      <style:text-properties fo:font-weight="normal" officeooo:rsid="00049571" officeooo:paragraph-rsid="00049571" style:font-weight-asian="normal" style:font-weight-complex="normal"/>
    </style:style>
    <style:style style:name="P10" style:family="paragraph" style:parent-style-name="Standard">
      <style:text-properties fo:font-weight="normal" officeooo:rsid="00067e49" officeooo:paragraph-rsid="00067e49" style:font-weight-asian="normal" style:font-weight-complex="normal"/>
    </style:style>
    <style:style style:name="P11" style:family="paragraph" style:parent-style-name="Standard">
      <style:text-properties fo:font-weight="normal" officeooo:rsid="00076536" officeooo:paragraph-rsid="00076536" style:font-weight-asian="normal" style:font-weight-complex="normal"/>
    </style:style>
    <style:style style:name="P12" style:family="paragraph" style:parent-style-name="Standard">
      <style:text-properties fo:font-weight="normal" officeooo:rsid="000954a3" officeooo:paragraph-rsid="000954a3" style:font-weight-asian="normal" style:font-weight-complex="normal"/>
    </style:style>
    <style:style style:name="P13" style:family="paragraph" style:parent-style-name="Standard">
      <style:text-properties fo:font-weight="normal" officeooo:rsid="000ad014" officeooo:paragraph-rsid="000ad014" style:font-weight-asian="normal" style:font-weight-complex="normal"/>
    </style:style>
    <style:style style:name="P14" style:family="paragraph" style:parent-style-name="Standard">
      <style:text-properties fo:font-weight="normal" officeooo:rsid="000b554f" officeooo:paragraph-rsid="000b554f" style:font-weight-asian="normal" style:font-weight-complex="normal"/>
    </style:style>
    <style:style style:name="P15" style:family="paragraph" style:parent-style-name="Standard">
      <style:text-properties fo:font-weight="normal" officeooo:rsid="000c26f1" officeooo:paragraph-rsid="000c26f1" style:font-weight-asian="normal" style:font-weight-complex="normal"/>
    </style:style>
    <style:style style:name="P16" style:family="paragraph" style:parent-style-name="Standard">
      <style:text-properties fo:font-weight="normal" officeooo:rsid="000dd4c3" officeooo:paragraph-rsid="000dd4c3" style:font-weight-asian="normal" style:font-weight-complex="normal"/>
    </style:style>
    <style:style style:name="P17" style:family="paragraph" style:parent-style-name="Standard">
      <style:text-properties fo:font-weight="normal" officeooo:rsid="000fa7f8" officeooo:paragraph-rsid="000fa7f8" style:font-weight-asian="normal" style:font-weight-complex="normal"/>
    </style:style>
    <style:style style:name="P18" style:family="paragraph" style:parent-style-name="Standard">
      <style:text-properties fo:font-weight="normal" officeooo:rsid="00119239" officeooo:paragraph-rsid="00119239" style:font-weight-asian="normal" style:font-weight-complex="normal"/>
    </style:style>
    <style:style style:name="P19" style:family="paragraph" style:parent-style-name="Standard">
      <style:text-properties fo:font-weight="normal" officeooo:rsid="00147095" officeooo:paragraph-rsid="00147095" style:font-weight-asian="normal" style:font-weight-complex="normal"/>
    </style:style>
    <style:style style:name="P20" style:family="paragraph" style:parent-style-name="Standard">
      <style:text-properties fo:font-weight="normal" officeooo:rsid="00167905" officeooo:paragraph-rsid="00167905" style:font-weight-asian="normal" style:font-weight-complex="normal"/>
    </style:style>
    <style:style style:name="P21" style:family="paragraph" style:parent-style-name="Standard">
      <style:text-properties fo:font-weight="normal" officeooo:rsid="0016e43f" officeooo:paragraph-rsid="0016e43f" style:font-weight-asian="normal" style:font-weight-complex="normal"/>
    </style:style>
    <style:style style:name="P22" style:family="paragraph" style:parent-style-name="Standard">
      <style:text-properties fo:font-weight="normal" officeooo:rsid="00199653" officeooo:paragraph-rsid="00199653" style:font-weight-asian="normal" style:font-weight-complex="normal"/>
    </style:style>
    <style:style style:name="P23" style:family="paragraph" style:parent-style-name="Standard">
      <style:text-properties fo:font-weight="normal" officeooo:rsid="001b1eae" officeooo:paragraph-rsid="001b1eae" style:font-weight-asian="normal" style:font-weight-complex="normal"/>
    </style:style>
    <style:style style:name="P24" style:family="paragraph" style:parent-style-name="Standard">
      <style:text-properties fo:font-weight="normal" officeooo:rsid="000d0033" officeooo:paragraph-rsid="000d0033" style:font-weight-asian="normal" style:font-weight-complex="normal"/>
    </style:style>
    <style:style style:name="P25" style:family="paragraph" style:parent-style-name="Standard">
      <style:text-properties fo:font-weight="normal" officeooo:rsid="001caf96" officeooo:paragraph-rsid="001caf96" style:font-weight-asian="normal" style:font-weight-complex="normal"/>
    </style:style>
    <style:style style:name="P26" style:family="paragraph" style:parent-style-name="Standard">
      <style:text-properties fo:font-weight="normal" officeooo:rsid="002fc1af" officeooo:paragraph-rsid="002fc1af" style:font-weight-asian="normal" style:font-weight-complex="normal"/>
    </style:style>
    <style:style style:name="P27" style:family="paragraph" style:parent-style-name="Standard">
      <style:text-properties fo:color="#000000" style:font-name="Droid Sans Mono" fo:font-size="10.5pt" fo:font-weight="normal" officeooo:rsid="001d8e55" officeooo:paragraph-rsid="001d8e55" fo:background-color="transparent"/>
    </style:style>
    <style:style style:name="P28" style:family="paragraph" style:parent-style-name="Standard">
      <style:text-properties fo:color="#000000" style:font-name="Droid Sans Mono" fo:font-size="10.5pt" fo:font-weight="normal" officeooo:rsid="002373fa" officeooo:paragraph-rsid="002373fa" fo:background-color="transparent" style:font-weight-asian="normal" style:font-weight-complex="normal"/>
    </style:style>
    <style:style style:name="P29" style:family="paragraph" style:parent-style-name="Standard">
      <style:text-properties fo:color="#000000" fo:font-weight="normal" officeooo:rsid="001caf96" officeooo:paragraph-rsid="001caf96" fo:background-color="transparent" style:font-weight-asian="normal" style:font-weight-complex="normal"/>
    </style:style>
    <style:style style:name="P30" style:family="paragraph" style:parent-style-name="Standard">
      <style:text-properties fo:color="#000000" fo:font-weight="normal" officeooo:rsid="001f895e" officeooo:paragraph-rsid="001f895e" fo:background-color="transparent" style:font-weight-asian="normal" style:font-weight-complex="normal"/>
    </style:style>
    <style:style style:name="P31" style:family="paragraph" style:parent-style-name="Standard">
      <style:text-properties fo:color="#000000" fo:font-weight="normal" officeooo:rsid="002147c7" officeooo:paragraph-rsid="002147c7" fo:background-color="transparent" style:font-weight-asian="normal" style:font-weight-complex="normal"/>
    </style:style>
    <style:style style:name="P32" style:family="paragraph" style:parent-style-name="Standard">
      <style:text-properties fo:color="#000000" fo:font-weight="normal" officeooo:rsid="00215fbd" officeooo:paragraph-rsid="00215fbd" fo:background-color="transparent" style:font-weight-asian="normal" style:font-weight-complex="normal"/>
    </style:style>
    <style:style style:name="P33" style:family="paragraph" style:parent-style-name="Standard">
      <style:text-properties fo:color="#000000" fo:font-weight="normal" officeooo:rsid="002373fa" officeooo:paragraph-rsid="002373fa" fo:background-color="transparent" style:font-weight-asian="normal" style:font-weight-complex="normal"/>
    </style:style>
    <style:style style:name="P34" style:family="paragraph" style:parent-style-name="Standard">
      <style:text-properties fo:color="#000000" fo:font-weight="normal" officeooo:rsid="0024c2e3" officeooo:paragraph-rsid="0024c2e3" fo:background-color="transparent" style:font-weight-asian="normal" style:font-weight-complex="normal"/>
    </style:style>
    <style:style style:name="P35" style:family="paragraph" style:parent-style-name="Standard">
      <style:text-properties fo:color="#000000" fo:font-weight="normal" officeooo:rsid="0026504a" officeooo:paragraph-rsid="0026504a" fo:background-color="transparent" style:font-weight-asian="normal" style:font-weight-complex="normal"/>
    </style:style>
    <style:style style:name="P36" style:family="paragraph" style:parent-style-name="Standard">
      <style:text-properties fo:color="#000000" fo:font-weight="normal" officeooo:rsid="002a8099" officeooo:paragraph-rsid="002a8099" fo:background-color="transparent" style:font-weight-asian="normal" style:font-weight-complex="normal"/>
    </style:style>
    <style:style style:name="P37" style:family="paragraph" style:parent-style-name="Standard">
      <style:text-properties fo:color="#000000" fo:font-weight="normal" officeooo:rsid="002d0633" officeooo:paragraph-rsid="002d0633" fo:background-color="transparent" style:font-weight-asian="normal" style:font-weight-complex="normal"/>
    </style:style>
    <style:style style:name="P38" style:family="paragraph" style:parent-style-name="Standard">
      <style:text-properties fo:color="#000000" fo:font-weight="normal" officeooo:rsid="002d0644" officeooo:paragraph-rsid="002d0644" fo:background-color="transparent" style:font-weight-asian="normal" style:font-weight-complex="normal"/>
    </style:style>
    <style:style style:name="P39" style:family="paragraph" style:parent-style-name="Standard">
      <style:text-properties fo:color="#000000" fo:font-weight="normal" officeooo:rsid="002ad5f8" officeooo:paragraph-rsid="002ad5f8" fo:background-color="transparent" style:font-weight-asian="normal" style:font-weight-complex="normal"/>
    </style:style>
    <style:style style:name="P40" style:family="paragraph" style:parent-style-name="Standard">
      <style:text-properties fo:color="#000000" fo:font-weight="normal" officeooo:rsid="002e87a9" officeooo:paragraph-rsid="002e87a9" fo:background-color="transparent" style:font-weight-asian="normal" style:font-weight-complex="normal"/>
    </style:style>
    <style:style style:name="P41" style:family="paragraph" style:parent-style-name="Standard">
      <style:text-properties fo:color="#000000" fo:font-weight="bold" officeooo:rsid="00224f25" officeooo:paragraph-rsid="00224f25" fo:background-color="transparent" style:font-weight-asian="bold" style:font-weight-complex="bold"/>
    </style:style>
    <style:style style:name="P42" style:family="paragraph" style:parent-style-name="Standard">
      <style:text-properties fo:color="#000000" fo:font-weight="bold" officeooo:rsid="002a8099" officeooo:paragraph-rsid="002a8099" fo:background-color="transparent" style:font-weight-asian="bold" style:font-weight-complex="bold"/>
    </style:style>
    <style:style style:name="P43" style:family="paragraph" style:parent-style-name="Standard">
      <style:text-properties fo:color="#000000" fo:font-weight="bold" officeooo:rsid="002ad5f8" officeooo:paragraph-rsid="002ad5f8" fo:background-color="transparent" style:font-weight-asian="bold" style:font-weight-complex="bold"/>
    </style:style>
    <style:style style:name="P44" style:family="paragraph" style:parent-style-name="Standard">
      <style:text-properties fo:color="#000000" fo:font-weight="bold" officeooo:rsid="002d0644" officeooo:paragraph-rsid="002d0644" fo:background-color="transparent" style:font-weight-asian="bold" style:font-weight-complex="bold"/>
    </style:style>
    <style:style style:name="P45" style:family="paragraph" style:parent-style-name="Standard">
      <style:text-properties style:text-underline-style="none" fo:font-weight="normal" officeooo:rsid="002f1c80" officeooo:paragraph-rsid="002f1c80" style:font-weight-asian="normal" style:font-weight-complex="normal"/>
    </style:style>
    <style:style style:name="P46" style:family="paragraph" style:parent-style-name="Preformatted_20_Text">
      <style:text-properties fo:font-weight="normal" officeooo:rsid="000274d7" officeooo:paragraph-rsid="000274d7" style:font-weight-asian="normal" style:font-weight-complex="normal"/>
    </style:style>
    <style:style style:name="P47" style:family="paragraph" style:parent-style-name="Preformatted_20_Text">
      <style:text-properties fo:font-weight="normal" officeooo:rsid="00049571" officeooo:paragraph-rsid="00049571" style:font-weight-asian="normal" style:font-weight-complex="normal"/>
    </style:style>
    <style:style style:name="P48" style:family="paragraph" style:parent-style-name="Preformatted_20_Text">
      <style:text-properties style:text-underline-style="none" fo:font-weight="normal" officeooo:rsid="002f1c80" officeooo:paragraph-rsid="002f1c80" style:font-weight-asian="normal" style:font-weight-complex="normal"/>
    </style:style>
    <style:style style:name="P49" style:family="paragraph" style:parent-style-name="Preformatted_20_Text">
      <style:paragraph-properties fo:margin-top="0cm" fo:margin-bottom="0.499cm" loext:contextual-spacing="false"/>
    </style:style>
    <style:style style:name="P50" style:family="paragraph" style:parent-style-name="Preformatted_20_Text">
      <style:paragraph-properties fo:margin-top="0cm" fo:margin-bottom="0.499cm" loext:contextual-spacing="false"/>
      <style:text-properties fo:font-weight="normal" officeooo:rsid="002fc1af" officeooo:paragraph-rsid="002fc1af" style:font-weight-asian="normal" style:font-weight-complex="normal"/>
    </style:style>
    <style:style style:name="P51" style:family="paragraph" style:parent-style-name="Preformatted_20_Text">
      <style:paragraph-properties fo:margin-top="0cm" fo:margin-bottom="0.499cm" loext:contextual-spacing="false"/>
      <style:text-properties style:text-underline-style="none" fo:font-weight="normal" officeooo:rsid="002fc1af" officeooo:paragraph-rsid="002fc1af" style:font-weight-asian="normal" style:font-weight-complex="normal"/>
    </style:style>
    <style:style style:name="P52" style:family="paragraph" style:parent-style-name="Standard">
      <style:text-properties fo:font-weight="normal" officeooo:rsid="00049571" officeooo:paragraph-rsid="00049571" style:font-weight-asian="normal" style:font-weight-complex="normal"/>
    </style:style>
    <style:style style:name="P53" style:family="paragraph" style:parent-style-name="Standard">
      <style:text-properties fo:font-weight="normal" officeooo:rsid="0035418c" officeooo:paragraph-rsid="0035418c" style:font-weight-asian="normal" style:font-weight-complex="normal"/>
    </style:style>
    <style:style style:name="P54" style:family="paragraph" style:parent-style-name="Preformatted_20_Text">
      <style:paragraph-properties fo:margin-top="0cm" fo:margin-bottom="0.499cm" loext:contextual-spacing="false"/>
      <style:text-properties style:text-underline-style="none" fo:font-weight="normal" officeooo:rsid="0030a2f0" officeooo:paragraph-rsid="0030a2f0" style:font-weight-asian="normal" style:font-weight-complex="normal"/>
    </style:style>
    <style:style style:name="P55" style:family="paragraph" style:parent-style-name="Preformatted_20_Text">
      <style:paragraph-properties fo:margin-top="0cm" fo:margin-bottom="0.499cm" loext:contextual-spacing="false"/>
      <style:text-properties style:text-underline-style="none" fo:font-weight="normal" officeooo:rsid="002f1c80" officeooo:paragraph-rsid="0030a2f0" style:font-weight-asian="normal" style:font-weight-complex="normal"/>
    </style:style>
    <style:style style:name="P56" style:family="paragraph" style:parent-style-name="Preformatted_20_Text">
      <style:paragraph-properties fo:margin-top="0cm" fo:margin-bottom="0.499cm" loext:contextual-spacing="false"/>
      <style:text-properties style:text-underline-style="none" fo:font-weight="normal" officeooo:rsid="00344110" officeooo:paragraph-rsid="00344110" style:font-weight-asian="normal" style:font-weight-complex="normal"/>
    </style:style>
    <style:style style:name="P57" style:family="paragraph" style:parent-style-name="Preformatted_20_Text">
      <style:paragraph-properties fo:margin-top="0cm" fo:margin-bottom="0.499cm" loext:contextual-spacing="false"/>
      <style:text-properties style:text-underline-style="none" fo:font-weight="normal" officeooo:rsid="0034db8e" officeooo:paragraph-rsid="0034db8e" style:font-weight-asian="normal" style:font-weight-complex="normal"/>
    </style:style>
    <style:style style:name="P58" style:family="paragraph" style:parent-style-name="Preformatted_20_Text">
      <style:paragraph-properties fo:margin-top="0cm" fo:margin-bottom="0.499cm" loext:contextual-spacing="false"/>
      <style:text-properties style:text-underline-style="none" fo:font-weight="bold" officeooo:rsid="00344110" officeooo:paragraph-rsid="00344110" style:font-weight-asian="bold" style:font-weight-complex="bold"/>
    </style:style>
    <style:style style:name="T1" style:family="text">
      <style:text-properties officeooo:rsid="0006d153"/>
    </style:style>
    <style:style style:name="T2" style:family="text">
      <style:text-properties officeooo:rsid="00269409"/>
    </style:style>
    <style:style style:name="T3" style:family="text">
      <style:text-properties officeooo:rsid="00292b84"/>
    </style:style>
    <style:style style:name="T4" style:family="text">
      <style:text-properties officeooo:rsid="002ad5f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fc1af"/>
    </style:style>
    <style:style style:name="T7" style:family="text">
      <style:text-properties fo:font-weight="bold" officeooo:rsid="002fc1af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stalando Oracle Java <text:span text:style-name="T6">un Ubuntu 18.04</text:span></text:p>
      <text:p text:style-name="P7"/>
      <text:p text:style-name="P26">Basado en: <text:a xlink:type="simple" xlink:href="https://tecadmin.net/install-oracle-java-11-ubuntu-18-04-bionic/" text:style-name="Internet_20_link" text:visited-style-name="Visited_20_Internet_20_Link">https://tecadmin.net/install-oracle-java-11-ubuntu-18-04-bionic/</text:a></text:p>
      <text:p text:style-name="P7"/>
      <text:p text:style-name="P48">sudo apt update</text:p>
      <text:p text:style-name="P49">sudo apt upgrade </text:p>
      <text:p text:style-name="P48">sudo add-apt-repository ppa:linuxuprising/java</text:p>
      <text:p text:style-name="P45"/>
      <text:p text:style-name="P48">sudo apt update</text:p>
      <text:p text:style-name="P49">sudo apt install oracle-java11-installer <text:span text:style-name="T6">(</text:span><text:span text:style-name="T7">NO EXISTE EL PAQUETE)</text:span></text:p>
      <text:p text:style-name="P50">Reemplazado con</text:p>
      <text:p text:style-name="P51">sudo apt install oracle-java11-local</text:p>
      <text:p text:style-name="P54">O bien, basarse en</text:p>
      <text:p text:style-name="P54"><text:a xlink:type="simple" xlink:href="http://ubuntuhandbook.org/index.php/2019/03/install-oracle-java-12-ubuntu-18-04-16-04/" text:style-name="Internet_20_link" text:visited-style-name="Visited_20_Internet_20_Link">http://ubuntuhandbook.org/index.php/2019/03/install-oracle-java-12-ubuntu-18-04-16-04/</text:a></text:p>
      <text:p text:style-name="P54">y hacer </text:p>
      <text:p text:style-name="P54">sudo apt-get install oracle-java12-installer</text:p>
      <text:p text:style-name="P55"/>
      <text:p text:style-name="P58">JAVA_HOME (NECESARIO SI SE QUEJA EL VISUAL STUDIO CODE)</text:p>
      <text:p text:style-name="P56">sudo updatedb</text:p>
      <text:p text:style-name="P56">sudo locate java</text:p>
      <text:p text:style-name="P56">Debería salir algo del estilo /usr/lib/jvm/java-12-oracle</text:p>
      <text:p text:style-name="P56">Editar el .bashrc en el home y agregar:</text:p>
      <text:p text:style-name="P55">export JAVA_HOME="/usr/lib/jvm/java-12-oracle"</text:p>
      <text:p text:style-name="P57">Hacerle</text:p>
      <text:p text:style-name="P57">source .bashrc</text:p>
      <text:p text:style-name="P57">para que lo tome, por las dudas.</text:p>
      <text:p text:style-name="P1"/>
      <text:p text:style-name="P1">Instalando sbt</text:p>
      <text:p text:style-name="P1"/>
      <text:p text:style-name="P46">echo "deb https://dl.bintray.com/sbt/debian /" | sudo tee -a /etc/apt/sources.list.d/sbt.list</text:p>
      <text:p text:style-name="Preformatted_20_Text"/>
      <text:p text:style-name="Preformatted_20_Text">sudo apt-key adv --keyserver hkp://keyserver.ubuntu.com:80 --recv 2EE0EA64E40A89B84B2DF73499E82A75642AC823</text:p>
      <text:p text:style-name="Preformatted_20_Text"/>
      <text:p text:style-name="Preformatted_20_Text">sudo apt-get update</text:p>
      <text:p text:style-name="P49"/>
      <text:p text:style-name="P49"><text:soft-page-break/>sudo apt-get install sbt</text:p>
      <text:p text:style-name="P5">Visual Studio Code</text:p>
      <text:p text:style-name="P1"/>
      <text:p text:style-name="P8">- Instalar la extensión Scala(Metals) en el Visual Studio Code.</text:p>
      <text:p text:style-name="P8"/>
      <text:p text:style-name="P9">Ver las instrucciones en <text:a xlink:type="simple" xlink:href="https://www.scala-sbt.org/0.13/docs/Hello.html" text:style-name="Internet_20_link" text:visited-style-name="Visited_20_Internet_20_Link">https://www.scala-sbt.org/0.13/docs/Hello.html</text:a></text:p>
      <text:p text:style-name="P9"/>
      <text:p text:style-name="P53">Si se queja con un cartel de que no puede ubicar el Java Home y que debe ser configurado,</text:p>
      <text:p text:style-name="P53">ir a settings → extensions → metals y ponerle ahí</text:p>
      <text:p text:style-name="P53">/usr/lib/jvm/java-12-oracle</text:p>
      <text:p text:style-name="P53">(o el directorio en donde esté el Java).</text:p>
      <text:p text:style-name="P9"/>
      <text:p text:style-name="P47"><text:span text:style-name="Source_20_Text">$ sbt new sbt/scala-seed.g8</text:span></text:p>
      <text:p text:style-name="P10">(para crear un proyecto sbt <text:span text:style-name="T1">básico</text:span>)</text:p>
      <text:p text:style-name="P10"/>
      <text:p text:style-name="P23">El archivo sbt básico del “build.sbt” puede ser:</text:p>
      <text:p text:style-name="P23"/>
      <text:p text:style-name="P23"/>
      <text:p text:style-name="P10"/>
      <text:p text:style-name="P10">En el directorio del proyecto, hacer</text:p>
      <text:p text:style-name="P10">$ sbt</text:p>
      <text:p text:style-name="P10">run</text:p>
      <text:p text:style-name="P10">para correrlo...</text:p>
      <text:p text:style-name="P10"/>
      <text:p text:style-name="P11">Desde el Visual Studio Code, hacer “Open Folder” y elegir la carpeta del proyecto. Saldrá una ventana preguntando si se desea importar el sbt project en el VS Code, decir que sí.</text:p>
      <text:p text:style-name="P11"/>
      <text:p text:style-name="P12">Puede llegar a requerir un tiempo..</text:p>
      <text:p text:style-name="P12"/>
      <text:p text:style-name="P13">Desde el Visual Studio Code, generar una terminal. Desde ahí, hacer </text:p>
      <text:p text:style-name="P13">sbt</text:p>
      <text:p text:style-name="P13"/>
      <text:p text:style-name="P13">y luego</text:p>
      <text:p text:style-name="P13">run</text:p>
      <text:p text:style-name="P13"/>
      <text:p text:style-name="P18">O directamente, </text:p>
      <text:p text:style-name="P18">sbt run</text:p>
      <text:p text:style-name="P22">(es lento correr el sbt, así que esto no se recomienda desde la consola)</text:p>
      <text:p text:style-name="P13"/>
      <text:p text:style-name="P3">Scala IDE</text:p>
      <text:p text:style-name="P3"/>
      <text:p text:style-name="P16">Agregar librerías:</text:p>
      <text:p text:style-name="P16"/>
      <text:p text:style-name="P16">Project → Properties → Java Build Path → Tab “Libraries”.</text:p>
      <text:p text:style-name="P13"/>
      <text:p text:style-name="P13"/>
      <text:p text:style-name="P17">Agregar un paquete::</text:p>
      <text:p text:style-name="P17"/>
      <text:p text:style-name="P17">Hacerlo como agregar “Folder” en la carpeta “src”, no hacer lo de package.</text:p>
      <text:p text:style-name="P13"/>
      <text:p text:style-name="P4">IntelliJ Idea</text:p>
      <text:p text:style-name="P4"/>
      <text:p text:style-name="P19"><text:soft-page-break/>Al instalarlo, instalar también el Scala.</text:p>
      <text:p text:style-name="P19">Hacer un nuevo proyecto, ir a la izquierda y elegir “Scala”, y a la derecha marcar “sbt project (recommended)”. Proseguir con eso.</text:p>
      <text:p text:style-name="P19">Esperar al crear proyecto scala que se ejecuten los background projects</text:p>
      <text:p text:style-name="P13"/>
      <text:p text:style-name="P20">A veces, para que ande bien es necesario restartear el Idea.</text:p>
      <text:p text:style-name="P13"/>
      <text:p text:style-name="P21">Build project, tira excepción...</text:p>
      <text:p text:style-name="P21"/>
      <text:p text:style-name="P21">Luego Run.</text:p>
      <text:p text:style-name="P13"/>
      <text:p text:style-name="P2">Preguntas</text:p>
      <text:p text:style-name="P14">¿Cómo sabe qué archivo correr de todos los del proyecto?</text:p>
      <text:p text:style-name="P15">Debe ser por los objetos que extienden “App”, que los hace ejecutables.</text:p>
      <text:p text:style-name="P15"/>
      <text:p text:style-name="P24">Uso de consola de scala en el “sbt”: ejecutar “console” dentro de la consola del sbt.</text:p>
      <text:p text:style-name="P24"/>
      <text:p text:style-name="P6">Agregar dependencias en el build.sbt</text:p>
      <text:p text:style-name="P6"/>
      <text:p text:style-name="P25">Ejemplo:</text:p>
      <text:p text:style-name="P27">lazy val root = (project in file(".")) </text:p>
      <text:p text:style-name="P27">.settings( </text:p>
      <text:p text:style-name="P27"><text:tab/>name := "SparkTest", </text:p>
      <text:p text:style-name="P27"><text:tab/>libraryDependencies += scalaTest % Test, </text:p>
      <text:p text:style-name="P27"><text:tab/>libraryDependencies += "org.apache.spark" %% "spark-core" % "2.4.3", </text:p>
      <text:p text:style-name="P27"><text:tab/>libraryDependencies += "org.apache.spark" %% "spark-mllib" % "2.4.3", </text:p>
      <text:p text:style-name="P27">) </text:p>
      <text:p text:style-name="P29"/>
      <text:p text:style-name="P30">Salir del sbt, ejecutar sbt y hacer “compile”.</text:p>
      <text:p text:style-name="P30"/>
      <text:p text:style-name="P31">Puede llegar a tardar algo en el “Updating”, capaz que ahí está bajando todo.</text:p>
      <text:p text:style-name="P32">Cerrar y reiniciar el Visual Studio Code, saldrá un cartel para resincronizar el build.sbt con el Metals, darle ok.</text:p>
      <text:p text:style-name="P32"/>
      <text:p text:style-name="P37">Si no anda, cerrar VS Code, borrar el directorio .metals (oculto, ctrl+h para revelarlo) en el directorio del proyecto y volver a abrir para promptear la importación a Metals otra vez.</text:p>
      <text:p text:style-name="P32"/>
      <text:p text:style-name="P41">Haciendo andar Spark con SBT/Visual Studio Code</text:p>
      <text:p text:style-name="P41"/>
      <text:p text:style-name="P33">Crear archivo “project/plugins.sbt” con este contenido:</text:p>
      <text:p text:style-name="P28"/>
      <text:p text:style-name="P28">addSbtPlugin("com.eed3si9n" % "sbt-assembly" % "0.14.10")</text:p>
      <text:p text:style-name="P33"/>
      <text:p text:style-name="P34">task “assembly”, igual ahora está tirando error.</text:p>
      <text:p text:style-name="P34"/>
      <text:p text:style-name="P34"/>
      <text:p text:style-name="P35">NO ANDUVO ESO.</text:p>
      <text:p text:style-name="P35"/>
      <text:p text:style-name="P35">Otra alternativa.</text:p>
      <text:p text:style-name="P35">Desde sbt, correr “<text:span text:style-name="T3">clean”, </text:span>“compile” y “package”. <text:span text:style-name="T2">Se genera un .jar en la carpeta target/scala_xxx. </text:span><text:s/>Luego, desde una terminal correr “spark-submit” (se debe haber bajado el Spark aparte). </text:p>
      <text:p text:style-name="P35"/>
      <text:p text:style-name="P36">Se arregló problema con Spark.</text:p>
      <text:p text:style-name="P42"><text:soft-page-break/>Problema: <text:span text:style-name="T4">Al ejecutar una transformación sobre un RDD (por ejemplo, un filter o un map), luego cualquier acción que venga después colgará el proceso, no terminará nunca.</text:span></text:p>
      <text:p text:style-name="P43">Solución: <text:span text:style-name="T5">en el build.sbt, cambiar la versión de Scala de la 2.12.8 a la 2.11.12 (menos que eso y no anda el Metals del Visual Studio Code).</text:span></text:p>
      <text:p text:style-name="P43"/>
      <text:p text:style-name="P43"/>
      <text:p text:style-name="P44">Visual Studio Code y Spark</text:p>
      <text:p text:style-name="P44"/>
      <text:p text:style-name="P38">Desde la terminal, correr “sbt run” y NO hacer “sbt” y luego “run” (que es lo usualmente recomendado), ya que después hay excepciones por falta de memoria.</text:p>
      <text:p text:style-name="P38"/>
      <text:p text:style-name="P39"/>
      <text:p text:style-name="P39"/>
      <text:p text:style-name="P40">Conviene leer libro de Hien Luu (aunque sea hasta chapter 4) antes de arrancar con el libro de Rezaul Karim.</text:p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ali </meta:initial-creator>
    <meta:creation-date>2019-08-04T16:04:18.226442700</meta:creation-date>
    <meta:generator>LibreOffice/6.1.6.3$Linux_X86_64 LibreOffice_project/10$Build-3</meta:generator>
    <dc:date>2019-09-04T09:43:55.528631705</dc:date>
    <meta:editing-duration>PT1H48M34S</meta:editing-duration>
    <meta:editing-cycles>50</meta:editing-cycles>
    <meta:document-statistic meta:table-count="0" meta:image-count="0" meta:object-count="0" meta:page-count="4" meta:paragraph-count="92" meta:word-count="674" meta:character-count="4461" meta:non-whitespace-character-count="3864"/>
  </office:meta>
</office:document-meta>
</file>